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ulim" svg:font-family="Gulim"/>
    <style:font-face style:name="Lohit Devanagari1" svg:font-family="'Lohit Devanagari'"/>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automatic-styles>
    <style:style style:name="표1" style:family="table">
      <style:table-properties style:width="17cm" fo:break-before="page" table:align="left"/>
    </style:style>
    <style:style style:name="표1.A" style:family="table-column">
      <style:table-column-properties style:column-width="3.514cm"/>
    </style:style>
    <style:style style:name="표1.B" style:family="table-column">
      <style:table-column-properties style:column-width="13.487cm"/>
    </style:style>
    <style:style style:name="표1.A1" style:family="table-cell">
      <style:table-cell-properties style:vertical-align="middle" fo:background-color="#ffffff" fo:padding="0.049cm" fo:border="none">
        <style:background-image/>
      </style:table-cell-properties>
    </style:style>
    <style:style style:name="표1.B53" style:family="table-cell">
      <style:table-cell-properties fo:padding="0.049cm" fo:border="none"/>
    </style:style>
    <style:style style:name="표1.B54" style:family="table-cell">
      <style:table-cell-properties fo:padding="0.049cm" fo:border="none"/>
    </style:style>
    <style:style style:name="표1.B55" style:family="table-cell">
      <style:table-cell-properties fo:padding="0.049cm" fo:border="none"/>
    </style:style>
    <style:style style:name="표1.B56" style:family="table-cell">
      <style:table-cell-properties fo:padding="0.049cm" fo:border="none"/>
    </style:style>
    <style:style style:name="표1.B57" style:family="table-cell">
      <style:table-cell-properties fo:padding="0.049cm" fo:border="none"/>
    </style:style>
    <style:style style:name="표1.B58" style:family="table-cell">
      <style:table-cell-properties fo:padding="0.049cm" fo:border="none"/>
    </style:style>
    <style:style style:name="표1.B59" style:family="table-cell">
      <style:table-cell-properties fo:padding="0.049cm" fo:border="none"/>
    </style:style>
    <style:style style:name="표1.B60" style:family="table-cell">
      <style:table-cell-properties fo:padding="0.049cm" fo:border="none"/>
    </style:style>
    <style:style style:name="표1.B61" style:family="table-cell">
      <style:table-cell-properties fo:padding="0.049cm" fo:border="none"/>
    </style:style>
    <style:style style:name="P1" style:family="paragraph" style:parent-style-name="Table_20_Contents">
      <style:text-properties fo:font-size="10.5pt" style:font-size-asian="10.5pt" style:font-size-complex="10.5pt"/>
    </style:style>
    <style:style style:name="P2" style:family="paragraph" style:parent-style-name="Table_20_Contents">
      <style:text-properties officeooo:rsid="001f3b65" officeooo:paragraph-rsid="001f3b65"/>
    </style:style>
    <style:style style:name="P3" style:family="paragraph" style:parent-style-name="Table_20_Contents">
      <style:text-properties officeooo:paragraph-rsid="00203321"/>
    </style:style>
    <style:style style:name="P4" style:family="paragraph" style:parent-style-name="Table_20_Contents">
      <style:text-properties officeooo:paragraph-rsid="002269cb"/>
    </style:style>
    <style:style style:name="P5" style:family="paragraph" style:parent-style-name="Table_20_Contents">
      <style:text-properties officeooo:paragraph-rsid="00272e11"/>
    </style:style>
    <style:style style:name="P6" style:family="paragraph" style:parent-style-name="Table_20_Contents">
      <style:text-properties fo:background-color="transparent"/>
    </style:style>
    <style:style style:name="P7" style:family="paragraph" style:parent-style-name="Table_20_Contents">
      <style:text-properties officeooo:rsid="00281e36" officeooo:paragraph-rsid="00281e36"/>
    </style:style>
    <style:style style:name="P8" style:family="paragraph" style:parent-style-name="Table_20_Contents">
      <style:text-properties officeooo:rsid="0029fd1d" officeooo:paragraph-rsid="0029fd1d"/>
    </style:style>
    <style:style style:name="P9" style:family="paragraph" style:parent-style-name="Table_20_Contents">
      <style:text-properties officeooo:rsid="002b3236" officeooo:paragraph-rsid="002b3236"/>
    </style:style>
    <style:style style:name="P10" style:family="paragraph" style:parent-style-name="Table_20_Contents">
      <style:text-properties officeooo:paragraph-rsid="002e6a27"/>
    </style:style>
    <style:style style:name="P11" style:family="paragraph" style:parent-style-name="Table_20_Contents">
      <style:text-properties officeooo:paragraph-rsid="00325191"/>
    </style:style>
    <style:style style:name="P12" style:family="paragraph" style:parent-style-name="Standard">
      <style:text-properties officeooo:rsid="00281e36" officeooo:paragraph-rsid="00281e36"/>
    </style:style>
    <style:style style:name="P13" style:family="paragraph" style:parent-style-name="Standard">
      <style:text-properties officeooo:paragraph-rsid="00281e36"/>
    </style:style>
    <style:style style:name="P14" style:family="paragraph" style:parent-style-name="Standard">
      <style:text-properties officeooo:paragraph-rsid="00287c0d"/>
    </style:style>
    <style:style style:name="P15" style:family="paragraph" style:parent-style-name="Text_20_body">
      <style:text-properties officeooo:paragraph-rsid="0031368b"/>
    </style:style>
    <style:style style:name="P16" style:family="paragraph" style:parent-style-name="Standard">
      <style:text-properties officeooo:rsid="00281e36" officeooo:paragraph-rsid="00281e36"/>
    </style:style>
    <style:style style:name="P17" style:family="paragraph" style:parent-style-name="Standard">
      <style:text-properties officeooo:paragraph-rsid="00287c0d"/>
    </style:style>
    <style:style style:name="P18" style:family="paragraph" style:parent-style-name="Standard">
      <style:text-properties officeooo:paragraph-rsid="00281e36"/>
    </style:style>
    <style:style style:name="P19" style:family="paragraph" style:parent-style-name="Standard">
      <style:paragraph-properties fo:break-before="page"/>
    </style:style>
    <style:style style:name="P20" style:family="paragraph" style:parent-style-name="Text_20_body">
      <style:text-properties officeooo:paragraph-rsid="0031368b"/>
    </style:style>
    <style:style style:name="P21" style:family="paragraph" style:parent-style-name="Table_20_Contents">
      <style:text-properties officeooo:rsid="00311170"/>
    </style:style>
    <style:style style:name="P22" style:family="paragraph" style:parent-style-name="Table_20_Contents">
      <style:text-properties officeooo:rsid="00272e11" officeooo:paragraph-rsid="00272e11"/>
    </style:style>
    <style:style style:name="P23" style:family="paragraph" style:parent-style-name="Table_20_Contents">
      <style:text-properties officeooo:paragraph-rsid="00272e11"/>
    </style:style>
    <style:style style:name="P24" style:family="paragraph" style:parent-style-name="Table_20_Contents">
      <style:text-properties officeooo:rsid="001f3b65" officeooo:paragraph-rsid="001f3b65"/>
    </style:style>
    <style:style style:name="P25" style:family="paragraph" style:parent-style-name="Table_20_Contents">
      <style:text-properties fo:font-size="10.5pt" style:font-size-asian="10.5pt" style:font-size-complex="10.5pt"/>
    </style:style>
    <style:style style:name="P26" style:family="paragraph" style:parent-style-name="Table_20_Contents">
      <style:text-properties officeooo:paragraph-rsid="00325191"/>
    </style:style>
    <style:style style:name="P27" style:family="paragraph" style:parent-style-name="Table_20_Contents">
      <style:text-properties officeooo:paragraph-rsid="002e6a27"/>
    </style:style>
    <style:style style:name="P28" style:family="paragraph" style:parent-style-name="Table_20_Contents">
      <style:text-properties officeooo:paragraph-rsid="002269cb"/>
    </style:style>
    <style:style style:name="P29" style:family="paragraph" style:parent-style-name="Table_20_Contents">
      <style:text-properties officeooo:paragraph-rsid="00203321"/>
    </style:style>
    <style:style style:name="P30" style:family="paragraph" style:parent-style-name="Table_20_Contents">
      <style:text-properties fo:background-color="transparent"/>
    </style:style>
    <style:style style:name="P31" style:family="paragraph" style:parent-style-name="Table_20_Contents">
      <style:text-properties officeooo:rsid="002b3236" officeooo:paragraph-rsid="002b3236"/>
    </style:style>
    <style:style style:name="P32" style:family="paragraph" style:parent-style-name="Table_20_Contents">
      <style:text-properties officeooo:rsid="0029fd1d" officeooo:paragraph-rsid="0029fd1d"/>
    </style:style>
    <style:style style:name="P33" style:family="paragraph" style:parent-style-name="Table_20_Contents">
      <style:text-properties officeooo:rsid="00281e36" officeooo:paragraph-rsid="00281e36"/>
    </style:style>
    <style:style style:name="T1" style:family="text">
      <style:text-properties officeooo:rsid="001f3b65"/>
    </style:style>
    <style:style style:name="T2" style:family="text">
      <style:text-properties fo:language="ko" fo:country="KR"/>
    </style:style>
    <style:style style:name="T3" style:family="text">
      <style:text-properties style:language-asian="ko" style:country-asian="KR"/>
    </style:style>
    <style:style style:name="T4" style:family="text">
      <style:text-properties officeooo:rsid="001f3b65" style:language-asian="ko" style:country-asian="KR"/>
    </style:style>
    <style:style style:name="T5" style:family="text">
      <style:text-properties officeooo:rsid="00203321"/>
    </style:style>
    <style:style style:name="T6" style:family="text">
      <style:text-properties officeooo:rsid="002269cb"/>
    </style:style>
    <style:style style:name="T7" style:family="text">
      <style:text-properties officeooo:rsid="00281e36"/>
    </style:style>
    <style:style style:name="T8" style:family="text">
      <style:text-properties officeooo:rsid="00287c0d"/>
    </style:style>
    <style:style style:name="T9" style:family="text">
      <style:text-properties officeooo:rsid="0028dc4b"/>
    </style:style>
    <style:style style:name="T10" style:family="text">
      <style:text-properties officeooo:rsid="0029fd1d"/>
    </style:style>
    <style:style style:name="T11" style:family="text">
      <style:text-properties officeooo:rsid="002b3236"/>
    </style:style>
    <style:style style:name="T12" style:family="text">
      <style:text-properties officeooo:rsid="002db2d4"/>
    </style:style>
    <style:style style:name="T13" style:family="text">
      <style:text-properties officeooo:rsid="002e6a27"/>
    </style:style>
    <style:style style:name="T14" style:family="text">
      <style:text-properties style:font-name="Gulim"/>
    </style:style>
    <style:style style:name="T15" style:family="text">
      <style:text-properties style:font-name="Gulim" style:font-name-asian="Gulim"/>
    </style:style>
    <style:style style:name="T16" style:family="text">
      <style:text-properties style:font-name-asian="Gulim"/>
    </style:style>
    <style:style style:name="T17" style:family="text">
      <style:text-properties officeooo:rsid="00311170"/>
    </style:style>
    <style:style style:name="T18" style:family="text">
      <style:text-properties officeooo:rsid="003136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표1" table:style-name="표1">
        <table:table-column table:style-name="표1.A"/>
        <table:table-column table:style-name="표1.B"/>
        <table:table-row>
          <table:table-cell table:style-name="표1.A1" office:value-type="string">
            <text:p text:style-name="Table_20_Contents">문제 해결 (Problem solving)</text:p>
          </table:table-cell>
          <table:table-cell table:style-name="표1.A1" office:value-type="string">
            <text:p text:style-name="Table_20_Contents">문제가 주어졌을 때, 문제를 해결하는 과정과 절차를 통해 문제가 해결되는 것을 의미한다. 또한 문제를 해결하는 과정과 절차를 알고리즘(Algorithm)이라고 한다.</text:p>
          </table:table-cell>
        </table:table-row>
        <table:table-row>
          <table:table-cell table:style-name="표1.A1" office:value-type="string">
            <text:p text:style-name="Table_20_Contents">아스키 코드 (ASCII code)</text:p>
          </table:table-cell>
          <table:table-cell table:style-name="표1.A1" office:value-type="string">
            <text:p text:style-name="Table_20_Contents">American Standard Code for Information Interchange의 약자로 미국에서 표준화가 추진된 정보 교환용 7비트 부호이다. 컴퓨터로 정보를 주고받기 위해 알파벳, 숫자, 연산 기호 등 필요한 문자를 디지털 신호인 0과 1 의 조합을 통해 16진수로 표현한 문자코드이다.</text:p>
          </table:table-cell>
        </table:table-row>
        <table:table-row>
          <table:table-cell table:style-name="표1.A1" office:value-type="string">
            <text:p text:style-name="Table_20_Contents">디지털 리터러시 (Digital literacy)</text:p>
          </table:table-cell>
          <table:table-cell table:style-name="표1.A1" office:value-type="string">
            <text:p text:style-name="Table_20_Contents">디지털 리터러시는 인터넷, 컴퓨터, 미디어 등을 사용하는 과정에서 여러 정보를 이해하고 해석할 수 있는 능력과 자신에게 필요한 정보를 재해석할 수 있는 문해력을 의미한다. 아이들에게 인공지능책을 읽어주더라도 이해 및 해석하지 못하는 것과 같이 컴퓨터, 인터넷 등을 이용할 때 디지털 문해력은 중요하다.</text:p>
          </table:table-cell>
        </table:table-row>
        <table:table-row>
          <table:table-cell table:style-name="표1.A1" office:value-type="string">
            <text:p text:style-name="Table_20_Contents">디지털 전환 (Digital transformation)</text:p>
          </table:table-cell>
          <table:table-cell table:style-name="표1.A1" office:value-type="string">
            <text:p text:style-name="Table_20_Contents">디지털 기술이 발전함에 따라 인공지능, 클라우드 등 디지털 기술을 기반으로 기업이 여러가지 기업문화를 바꾸고, 산업 생태계를 혁신하고, 시장의 변화에 맞춰 새로운 가치를 창출할 수 있는 기업으로 변화하는 과정을 말한다. 최근에는 기업을 넘어 국가적으로 디지털 전환이 이뤄지고 있다.</text:p>
          </table:table-cell>
        </table:table-row>
        <table:table-row>
          <table:table-cell table:style-name="표1.A1" office:value-type="string">
            <text:p text:style-name="Table_20_Contents">컴퓨팅 사고력 (Computational Thinking)</text:p>
          </table:table-cell>
          <table:table-cell table:style-name="표1.A1" office:value-type="string">
            <text:p text:style-name="Table_20_Contents">컴퓨터 사고력은 컴퓨터에 업무를 시키기 위해 컴퓨터가 풀 수 있게 재정하는 추상화(Abstraction)을 진행하고, 그 방법을 정해 주는 알고리즘(Algorithm) 그리고 같거나 유사한 문제를 풀어내는 것을 재현을 가능하게 하는 일인 자동화(Automation)할 수 있는 사고 체계를 의미한다.</text:p>
          </table:table-cell>
        </table:table-row>
        <table:table-row>
          <table:table-cell table:style-name="표1.A1" office:value-type="string">
            <text:p text:style-name="Table_20_Contents">인공지능(AI)</text:p>
          </table:table-cell>
          <table:table-cell table:style-name="표1.A1" office:value-type="string">
            <text:p text:style-name="Table_20_Contents">인공지능은 사람처럼 학습하고 추론할 수 있는 지능을 가진 컴퓨터 시스템을 만드는 기술이다.</text:p>
          </table:table-cell>
        </table:table-row>
        <table:table-row>
          <table:table-cell table:style-name="표1.A1" office:value-type="string">
            <text:p text:style-name="Table_20_Contents">머신러닝(ML)</text:p>
          </table:table-cell>
          <table:table-cell table:style-name="표1.A1" office:value-type="string">
            <text:p text:style-name="Table_20_Contents">머신러닝은 규칙을 전부 프로그래밍하지 않아도 자동으로 데이터에서 규칙을 학습하는 알고리즘을 연구하는 분야이다. 머신러닝에는 지도학습, 비지도학습, 강화학습이 존재한다. 출지도학습은 정답이 주어진 데이터를 학습 시켜 결과를 도출하는 것을 의미한다. 비지도학습은 정답이 존재하지 않지만 데이터간의 군집이나 연관성을 분석하여 결과를 도출하는 것을 의미한다. 강화학습은 보상과 벌을 통해 결과를 도출하는 방법을 의미한다.</text:p>
          </table:table-cell>
        </table:table-row>
        <table:table-row>
          <table:table-cell table:style-name="표1.A1" office:value-type="string">
            <text:p text:style-name="Table_20_Contents">딥러닝(DL)</text:p>
          </table:table-cell>
          <table:table-cell table:style-name="표1.A1" office:value-type="string">
            <text:p text:style-name="Table_20_Contents">인간의 뉴런과 비슷한 인공신경망 방식으로 정보를 처리하여, 빅데이터를 기반으로 스스로 학습하여, 판단하는 기술이다. 머신러닝은 규칙을 일일이 프로그래밍 하지 않지만 필요한 데이터를 입력해야한다. 하지만 딥러닝은 모든 분석을 스스로 진행한다.</text:p>
          </table:table-cell>
        </table:table-row>
        <table:table-row>
          <table:table-cell table:style-name="표1.A1" office:value-type="string">
            <text:p text:style-name="Table_20_Contents">디지털 트윈 (Digital twin)</text:p>
          </table:table-cell>
          <table:table-cell table:style-name="표1.A1" office:value-type="string">
            <text:p text:style-name="Table_20_Contents">현실세계의 기계나 장비 사물 등을 컴퓨터 속 가상세계에 구현한 것을 의미한다. 예를 들어 포항의 포스코 공장을 서울로 이전한다고 가정하였을 때, 공간과 모든 요소를 전부 똑같이 서울로 이전해도 되는지를 시뮬레이션할 수 있다. 결과적으로 실제 이전을 하지 않아도 시뮬레이션을 통한 데이터를 얻은 것만으로도 이득을 취할 수 있는 장점이 있다.</text:p>
          </table:table-cell>
        </table:table-row>
        <table:table-row>
          <table:table-cell table:style-name="표1.A1" office:value-type="string">
            <text:p text:style-name="Table_20_Contents">메타버스(metaverse)</text:p>
          </table:table-cell>
          <table:table-cell table:style-name="표1.A1" office:value-type="string">
            <text:p text:style-name="Table_20_Contents">현실과 구분하기 어려울 정도의 실감나는 가상환경을 기술로 구현해내는 기술을 의미한다. 가상세계에서 새롭고, 다양한 경제, 사회, 문화적 기회를 제공한다. 메타버스와 디지털 트윈의 차이점은 디지털 트윈은 최적화된 의사결정이 중심이라면 메타버스는 다양한 방면의 기회를 제공하는 것이 중심이다.</text:p>
          </table:table-cell>
        </table:table-row>
        <table:table-row>
          <table:table-cell table:style-name="표1.A1" office:value-type="string">
            <text:p text:style-name="Table_20_Contents">프롬프트 엔지니어 (Prompt engineer)</text:p>
          </table:table-cell>
          <table:table-cell table:style-name="표1.A1" office:value-type="string">
            <text:p text:style-name="Table_20_Contents">생선 AI에게 품질 좋은 결과를 만드는데 필요한 명령어를 전문적으로 만드는 직업을 말한다. Chat GPT에게 명령을 내릴 때 한 줄로 된 문장을 명령하는 것보다 체계적으로 순서를 가지고 명령을 내린다면 더 좋은 결과를 얻을 수 있을 수 있다.</text:p>
          </table:table-cell>
        </table:table-row>
        <text:soft-page-break/>
        <table:table-row>
          <table:table-cell table:style-name="표1.A1" office:value-type="string">
            <text:p text:style-name="Table_20_Contents">컴퓨터비전(Computer Vision)</text:p>
          </table:table-cell>
          <table:table-cell table:style-name="표1.A1" office:value-type="string">
            <text:p text:style-name="Table_20_Contents">컴퓨터 비전은 시각적 세계를 해석하고 이해하도록 컴퓨터를 학습시키는 인공 지능 분야이다. Object Detection은 사진이나 영상에서 특정 사람이나 사물 등을 추출하는 객체 탐지를 의미하고, Object tracking은 멀티카메라에서 객체의 크기나 색, 모양 등 특징적인 정보의 유사도를 이용하여 객체의 변화를 추적하는 것이다.</text:p>
          </table:table-cell>
        </table:table-row>
        <table:table-row>
          <table:table-cell table:style-name="표1.A1" office:value-type="string">
            <text:p text:style-name="Table_20_Contents">자연어처리 (Natural Language Processing)</text:p>
          </table:table-cell>
          <table:table-cell table:style-name="표1.A1" office:value-type="string">
            <text:p text:style-name="Table_20_Contents">자연어는 우리가 일상생활에서 사용하는 언어를 말한다. 자연어 처리란 이러한 자연어의 의미를 분석하여 컴퓨터가 처리할 수 있도록 하는 일을 말한다. 예를 들어 앞문장과 뒷문장의 흐름을 파악하여 더 좋은 문장으로 나타낼 수 있으며 추가적으로 검색 엔진 최적화, 소셜미디어 분석, 대규모 문서 분석 및 정리 등에 이용된다.</text:p>
          </table:table-cell>
        </table:table-row>
        <table:table-row>
          <table:table-cell table:style-name="표1.A1" office:value-type="string">
            <text:p text:style-name="Table_20_Contents">딥페이크(Deepfake)</text:p>
          </table:table-cell>
          <table:table-cell table:style-name="표1.A1" office:value-type="string">
            <text:p text:style-name="P5">딥페이크(deepfake)는 딥러닝(deep learning)과 페이크(fake)의 합성어다. 적대관계생성신경망(GAN)이라는 기계학습 기술을 사용하여, 특정 인물이나 사진, 영상을 원본 영상과 같이 만들어내는 가짜영상이다. 딥페이크 기술은 현재 보이스피싱, 가짜뉴스, 음란물 제작 등 악용사례가 많다. 그에 관한 법률로 성폭력 처벌법, 형법, 정보통신망법이 있다. </text:p>
            <text:p text:style-name="P5"/>
            <text:p text:style-name="P5">성폭력처벌법 제14조의2(허위영상물 등의 반포등) ① 반포등을 할 목적으로 사람의 얼굴ㆍ신체 또는 음성을 대상으로 한 촬영물ㆍ영상물 또는 음성물 (이하 이 조에서 “영상물등”이라 한다)을 영상물등의 대상자의 의사 에 반하여 성적 욕망 또는 수치심을 유발할 수 있는 형태로 편집·합성 또는 가공(이하 이 조에서 “편집등”이라 한다)한 자는 5년 이하 의 징역 또는 5천만원 이하의 벌금에 처한다. ② 제1항에 따른 편집물·합성물·가공물(이하 이 항에서 “편집물등” 이라 한다) 또는 복제물(복제물의 복제물을 포함한다. 이하 이 항에 서 같다)을 반포등을 한 자 또는 제1항의 편집등을 할 당시에는 영 상물등의 대상자의 의사에 반하지 아니한 경우에도 사후에 그 편집 물등 또는 복제물을 영상물등의 대상자의 의사에 반하여 반포등을 한 자는 5년 이하의 징역 또는 5천만원 이하의 벌금에 처한다. ③ 영리를 목적으로 영상물등의 대상자의 의사에 반하여 정보통신 망을 이용하여 제2항의 죄를 범한 자는 7년 이하의 징역에 처한다 딥페이크를 통해 보이스피싱과 같은 사기를 일으킨다면 보이스피싱 처리 법률로 처리된다. 또한 딥페이크를 통해서 타인의 명예를 훼손하는 경우, 합성된 특정인의 명예가 훼손되는 경우와 언급된 타인의 명예가 훼손되는 경우로 나누어서 처벌될 수 있다.</text:p>
          </table:table-cell>
        </table:table-row>
        <table:table-row>
          <table:table-cell table:style-name="표1.A1" office:value-type="string">
            <text:p text:style-name="P2">Unix</text:p>
          </table:table-cell>
          <table:table-cell table:style-name="표1.A1" office:value-type="string">
            <text:p text:style-name="Table_20_Contents">유닉스는 벨 연구소에서 소형 컴퓨터용으로 개발된 운영체제이다. 범용 다중 사용자 방식의 대화식으로 동시에 쓰더라도 혼자쓰는듯한 느낌이 난다. 또한 시분할 처리 시스템용 운영체제이다. 최초 1970년 벨 연구소 직원인 데니스 리치와 켄 톰슨이 소형 컴퓨터용으로 처음 개발했다. 현재는 다양한 회사와 비영리 단체가 커널로 사용하여 다양한 운영체제를 개발하고있다.</text:p>
          </table:table-cell>
        </table:table-row>
        <table:table-row>
          <table:table-cell table:style-name="표1.A1" office:value-type="string">
            <text:p text:style-name="Table_20_Contents">C</text:p>
          </table:table-cell>
          <table:table-cell table:style-name="표1.A1" office:value-type="string">
            <text:p text:style-name="Table_20_Contents">C는 데니스 리치가 만든 범용 프로그래밍 언어이다. 기존에 UNIX를 더 효율적으로 만들기 위한 프로그래밍 언어가 부족하다고 생각하여서 만들게 되었다. C는 모든 프로그램에 근간이 되는 언어이다.</text:p>
          </table:table-cell>
        </table:table-row>
        <table:table-row>
          <table:table-cell table:style-name="표1.A1" office:value-type="string">
            <text:p text:style-name="Table_20_Contents">DOS</text:p>
          </table:table-cell>
          <table:table-cell table:style-name="표1.A1" office:value-type="string">
            <text:p text:style-name="P1"><text:span text:style-name="T2">DOS</text:span><text:span text:style-name="T3">는 </text:span><text:span text:style-name="T4">IBM PC 호환기종에서 널리 쓰이던 디스크 운영 체제의 일종이다. </text:span><text:span text:style-name="T2">DOS</text:span><text:span text:style-name="T3">는 디스크에 기반한 운영 체제를 총칭한다</text:span><text:span text:style-name="T2">. </text:span><text:span text:style-name="T3">디스크 운영 체제와는 다르며</text:span><text:span text:style-name="T2">, </text:span><text:span text:style-name="T3">오히려 도스의 상위 분류로 볼 수 있다</text:span><text:span text:style-name="T2">. 등장하게 된 배경에는 개인</text:span> <text:span text:style-name="T1">pc</text:span> 가 개발되고 운영체제가 필요해짐에 따라 개발되었다.</text:p>
          </table:table-cell>
        </table:table-row>
        <table:table-row>
          <table:table-cell table:style-name="표1.A1" office:value-type="string">
            <text:p text:style-name="Table_20_Contents">TUI</text:p>
          </table:table-cell>
          <table:table-cell table:style-name="표1.A1" office:value-type="string">
            <text:p text:style-name="Table_20_Contents">텍스트 기반의 유저 인터페이스이다. </text:p>
          </table:table-cell>
        </table:table-row>
        <text:soft-page-break/>
        <table:table-row>
          <table:table-cell table:style-name="표1.A1" office:value-type="string">
            <text:p text:style-name="Table_20_Contents">MAC OS</text:p>
          </table:table-cell>
          <table:table-cell table:style-name="표1.A1" office:value-type="string">
            <text:p text:style-name="P15"><text:span text:style-name="T1">1984년 애플 컴퓨터 주식회사가 발표했고, <text:s/>apple</text:span>의 <text:span text:style-name="T18">Mac에</text:span> 쓰였던 운영 체제이다.</text:p>
            <text:p text:style-name="P15"><text:span text:style-name="T18">쉽고 직관적인 인터페이스를 가진 운영체제였으므로 <text:s/>인기가 많았지만, Windows가 나오면서 보편화에서 밀리게 되었다. 최초 이름은 시스템이고 </text:span>7.5 부터 서서히 Mac OS로 이름이 바뀌기 시작하고 버전 7.6에서 완전히 Mac OS로 굳어졌다.</text:p>
          </table:table-cell>
        </table:table-row>
        <table:table-row>
          <table:table-cell table:style-name="표1.A1" office:value-type="string">
            <text:p text:style-name="Table_20_Contents">WINDOW</text:p>
          </table:table-cell>
          <table:table-cell table:style-name="표1.A1" office:value-type="string">
            <text:p text:style-name="Table_20_Contents">윈도우 는 인터페이스 매너저라는 프로젝트로 시작되서 윈도우 명칭으로 공개됬다. 도스에서 불가능한 멀티태스킹과 마우스를 이용한 그래픽 작업을 할 수 있으나, <text:span text:style-name="T12">MAC</text:span> OS와 매우 비슷하다는 이유로 일부기능은 사용할 수 없다.</text:p>
          </table:table-cell>
        </table:table-row>
        <table:table-row>
          <table:table-cell table:style-name="표1.A1" office:value-type="string">
            <text:p text:style-name="Table_20_Contents">C++</text:p>
          </table:table-cell>
          <table:table-cell table:style-name="표1.A1" office:value-type="string">
            <text:p text:style-name="P11">bjarne stroustrup(비야네 스트롭스트룹)가 C언어에 객체지향을 추가한 것이다. 쉽게 말해 <text:span text:style-name="T1">c++은 기존의 c언어에 여러 가지 기능을 추가하여 만든 프로그래밍 언어이다.</text:span></text:p>
          </table:table-cell>
        </table:table-row>
        <table:table-row>
          <table:table-cell table:style-name="표1.A1" office:value-type="string">
            <text:p text:style-name="Table_20_Contents">LINUX</text:p>
          </table:table-cell>
          <table:table-cell table:style-name="표1.A1" office:value-type="string">
            <text:p text:style-name="Table_20_Contents">리눅스는 리누스 트르발스가 나온 운영체제 커널인 리눅스 커널에 기반을 둔 오픈 소스 유닉스 계열 운영 체제 계열이다. 리눅스는 대학교 과제 만들게 되었으며 오픈소스이므로 <text:s/>다중유저기 서로 수정하면서 발전되었다. </text:p>
          </table:table-cell>
        </table:table-row>
        <table:table-row>
          <table:table-cell table:style-name="표1.A1" office:value-type="string">
            <text:p text:style-name="Table_20_Contents">파이썬</text:p>
          </table:table-cell>
          <table:table-cell table:style-name="표1.A1" office:value-type="string">
            <text:p text:style-name="Table_20_Contents"><text:s/>파이썬은 1991년 네덜란드계 소프트웨어 엔지니어인 귀도 반 로섬이 발표한 고급 프로그래밍 언어로, 플랫폼에 독립적이며 인터프리터식, 객체지향적프로그래밍을 사용한다.  <text:span text:style-name="T12">C언어에 근간을 두고 있다.</text:span></text:p>
          </table:table-cell>
        </table:table-row>
        <table:table-row>
          <table:table-cell table:style-name="표1.A1" office:value-type="string">
            <text:p text:style-name="Table_20_Contents">자바</text:p>
          </table:table-cell>
          <table:table-cell table:style-name="표1.A1" office:value-type="string">
            <text:p text:style-name="Table_20_Contents">썬 마이크로시스템즈에서 1995년에 개발한 객체 지향 프로그래밍 언어이고 제임스 고슬링이 만들었다.</text:p>
          </table:table-cell>
        </table:table-row>
        <table:table-row>
          <table:table-cell table:style-name="표1.A1" office:value-type="string">
            <text:p text:style-name="Table_20_Contents">깃</text:p>
          </table:table-cell>
          <table:table-cell table:style-name="표1.A1" office:value-type="string">
            <text:p text:style-name="P10">git은 본인의 코드와 그 수정내역을 기록하고 관리하도록 돕는 버전 관리 프로그램이다. 하지만 로컬 저장소를 사용하기 때문에 다른 개발자와 실시간으로 작업을 공유할 수 없다. <text:span text:style-name="T13">git은</text:span> 매우 빠른 속도와 분산형 저장소 지원이 특징이다. </text:p>
          </table:table-cell>
        </table:table-row>
        <table:table-row>
          <table:table-cell table:style-name="표1.A1" office:value-type="string">
            <text:p text:style-name="Table_20_Contents">깃 허브</text:p>
          </table:table-cell>
          <table:table-cell table:style-name="표1.A1" office:value-type="string">
            <text:p text:style-name="P10"><text:span text:style-name="T13">g</text:span>ithub는 git 저장소를 관리하는 클라우드 기반 호스팅 서비스이다. 클라우드 기반으로 다른 사람과 소스코드 공유가 가능하다.. 또한 클라우드 서버에 소스를 올리기 때문에 한 프로젝트에 여러 명의 사람이 참여하여 버전 제어 및 공동 작업이 가능하다</text:p>
          </table:table-cell>
        </table:table-row>
        <table:table-row>
          <table:table-cell table:style-name="표1.A1" office:value-type="string">
            <text:p text:style-name="Table_20_Contents">스크래치</text:p>
          </table:table-cell>
          <table:table-cell table:style-name="표1.A1" office:value-type="string">
            <text:p text:style-name="Table_20_Contents"><text:span text:style-name="T13"><text:s/>MIT </text:span>미디어 연구소의 Lifelong Kindergarten Group에서 2005년 공식 발표한 교육용 프로그래밍언이다. 기존의 텍스트 코딩과 달리 스크립트를 블록 맞추듯이 연결하여 코딩을 하는 방식으로 게임이나 애니메이션 등을 만들 수 있고, 어린 나이에도 독학을 할 수 있다. </text:p>
          </table:table-cell>
        </table:table-row>
        <table:table-row>
          <table:table-cell table:style-name="표1.A1" office:value-type="string">
            <text:p text:style-name="Table_20_Contents">앱 인벤터</text:p>
          </table:table-cell>
          <table:table-cell table:style-name="표1.A1" office:value-type="string">
            <text:p text:style-name="Table_20_Contents">MIT 앱 인벤터는 원래 구글이 제공한 오픈 소스 웹 애플리케이션으로, 지금은 매사추세츠 공과대학교에 의해 관리되고 있다. 컴퓨터 프로그래밍을 처음 접하는 사람들이 안드로이드 운영 체제용 응용 소프트웨어를 만들 수 있게 해준다.</text:p>
          </table:table-cell>
        </table:table-row>
        <table:table-row>
          <table:table-cell table:style-name="표1.A1" office:value-type="string">
            <text:p text:style-name="Table_20_Contents">안드로이드</text:p>
          </table:table-cell>
          <table:table-cell table:style-name="표1.A1" office:value-type="string">
            <text:p text:style-name="Table_20_Contents">Android는 <text:span text:style-name="T13">Linux</text:span>커널을 기반으로 구에서 제작하고 있는 범용 모바일 운영체제와 <text:s/>미들웨어 및 중요 애플리케이션이 포함된 소프트웨어 집합이다. Google은 새로운 운영 체제의 버전 공개와 동시에 소스를 공개하고 있고 , 이 소스를 <text:span text:style-name="T13">AOSP라 한다.</text:span></text:p>
          </table:table-cell>
        </table:table-row>
        <table:table-row>
          <table:table-cell table:style-name="표1.A1" office:value-type="string">
            <text:p text:style-name="Table_20_Contents">entry</text:p>
          </table:table-cell>
          <table:table-cell table:style-name="표1.A1" office:value-type="string">
            <text:p text:style-name="Table_20_Contents">엔트리는 네이버 커넥트 재에서 개발하고 운영하는 비영리 소프트웨어 교육 플랫폼이다. <text:s/>2018년부터 교육과정이 바뀌면서 엔트리가 교육용 코딩 언어로 채택되어, 전국의 초·중학교 학생들을 대상으로 한 소프트웨어 교육을 시작했다.</text:p>
          </table:table-cell>
        </table:table-row>
        <table:table-row>
          <table:table-cell table:style-name="표1.A1" office:value-type="string">
            <text:p text:style-name="Table_20_Contents">open ai</text:p>
          </table:table-cell>
          <table:table-cell table:style-name="표1.A1" office:value-type="string">
            <text:p text:style-name="Table_20_Contents">미국의 인공지능 개발사로 오픈 소스 생태계를 통하여 투명하고 안정적인 인공지능 생태계를 추구하며 대형 언어 모델을 기반으로 하는 소프트웨어를 제공한다. <text:s/>구글 <text:soft-page-break/>대항하기 위해서 비영리로 만들어졌다.</text:p>
          </table:table-cell>
        </table:table-row>
        <table:table-row>
          <table:table-cell table:style-name="표1.A1" office:value-type="string">
            <text:p text:style-name="Table_20_Contents">TensorFlow</text:p>
          </table:table-cell>
          <table:table-cell table:style-name="표1.A1" office:value-type="string">
            <text:p text:style-name="Table_20_Contents">구글 리서치 산하의 딥러닝 팀인 구글브레인 팀이 오픈소스로 공개한 기계학습 라이브러리이다. 기계학습 분야를 일반인들도 사용하기 쉽도록 다양한 기능들을 제공한다. 텐서플로우를 이용하여 알파고를 만들기도 하였다.</text:p>
          </table:table-cell>
        </table:table-row>
        <table:table-row>
          <table:table-cell table:style-name="표1.A1" office:value-type="string">
            <text:p text:style-name="Table_20_Contents">keras</text:p>
          </table:table-cell>
          <table:table-cell table:style-name="표1.A1" office:value-type="string">
            <text:p text:style-name="Table_20_Contents">케라스는 파이썬으로 작성된 오픈 소스 신경망 라이브러리이다. 텐서플로우가 어려워서 코딩을 편하게 하기 위해서 케라스가 등장하게 되었다.</text:p>
          </table:table-cell>
        </table:table-row>
        <table:table-row>
          <table:table-cell table:style-name="표1.A1" office:value-type="string">
            <text:p text:style-name="Table_20_Contents">CNTK(Cognitive Toolkit)</text:p>
          </table:table-cell>
          <table:table-cell table:style-name="표1.A1" office:value-type="string">
            <text:p text:style-name="Table_20_Contents">마이크로 소프트가 내부 프로젝트를 진행하기위해 만든 딥러닝 오픈소스 플랫폼이다.</text:p>
          </table:table-cell>
        </table:table-row>
        <table:table-row>
          <table:table-cell table:style-name="표1.A1" office:value-type="string">
            <text:p text:style-name="Table_20_Contents">pytorch</text:p>
          </table:table-cell>
          <table:table-cell table:style-name="표1.A1" office:value-type="string">
            <text:p text:style-name="P4">PyTorch의 기원이 되는 토치(Torch) 라이브러리는 <text:span text:style-name="T6">Lua</text:span>로 작성된 오픈소스 머신러닝 라이브러리다. 2002년에 공개된 라이브러리이며, 현재는 더이상 활발히 개발되지는 않는 상황이다. 알파고를 개발한 구글 딥마인드도 토치를 바탕으로 연구, 개발을 했었다.현재는 <text:s/>텐서플로로 많은 개발이 되고 있다.</text:p>
          </table:table-cell>
        </table:table-row>
        <table:table-row>
          <table:table-cell table:style-name="표1.A1" office:value-type="string">
            <text:p text:style-name="Table_20_Contents">aws</text:p>
          </table:table-cell>
          <table:table-cell table:style-name="표1.A1" office:value-type="string">
            <text:p text:style-name="Table_20_Contents"><text:span text:style-name="T14">Amazon Web Services</text:span><text:span text:style-name="T16">는 아마존에서 제공하는 클라우드 서비스로</text:span><text:span text:style-name="T14">,</text:span><text:span text:style-name="T15"> 서버나 네트워크 등 인프라 전체를 빌려주는 서비스이다.</text:span></text:p>
          </table:table-cell>
        </table:table-row>
        <table:table-row>
          <table:table-cell table:style-name="표1.A1" office:value-type="string">
            <text:p text:style-name="Table_20_Contents">gpt-3</text:p>
          </table:table-cell>
          <table:table-cell table:style-name="표1.A1" office:value-type="string">
            <text:p text:style-name="Table_20_Contents"><text:span text:style-name="T17">gpt-3는 </text:span>공개적으로 사용 가능한 데이터 세트와 문법 구조를 가진 다양한 텍스트를 학습하여 텍스트를 생성하는 인공 지능입니다 2020년 6월에 <text:span text:style-name="T17">openAI가 개발하였으며, 2022년 11월 </text:span>GPT-3.5가 출시되었다.</text:p>
          </table:table-cell>
        </table:table-row>
        <table:table-row>
          <table:table-cell table:style-name="표1.A1" office:value-type="string">
            <text:p text:style-name="Table_20_Contents">nft</text:p>
          </table:table-cell>
          <table:table-cell table:style-name="표1.A1" office:value-type="string">
            <text:p text:style-name="Table_20_Contents"><text:span text:style-name="Emphasis">NFT</text:span>(Non-fungible token, 대체 불가능 토큰)란 블록체인 기술을 이용해서 디지털 자산의 소유주를 증명하는 가상의 토큰(token)이다.</text:p>
          </table:table-cell>
        </table:table-row>
        <table:table-row>
          <table:table-cell table:style-name="표1.A1" office:value-type="string">
            <text:p text:style-name="Table_20_Contents">chat gpt</text:p>
          </table:table-cell>
          <table:table-cell table:style-name="표1.A1" office:value-type="string">
            <text:p text:style-name="P21">chat gpt는 gpt-3.5와 gpt-4를 기반으로 하는 대화형 인공지능서비스이다.</text:p>
          </table:table-cell>
        </table:table-row>
        <table:table-row>
          <table:table-cell table:style-name="표1.A1" office:value-type="string">
            <text:p text:style-name="Table_20_Contents">동적타이핑</text:p>
          </table:table-cell>
          <table:table-cell table:style-name="표1.A1" office:value-type="string">
            <text:p text:style-name="P3">변수의 타입을 미리 선언하지 않아도 할당되는 값에 따라 자동으로 타입이 결정 되며, 개발자에게 유연성을 제공한다. 예를 들어 파이썬에서 <text:span text:style-name="T5">x=10을 입력하면 type은 int로 됬다. 하지만 x=’123’를 입력하면 int가 아닌 string으로 동적 변경이 된다. </text:span></text:p>
          </table:table-cell>
        </table:table-row>
        <table:table-row>
          <table:table-cell table:style-name="표1.A1" office:value-type="string">
            <text:p text:style-name="Table_20_Contents">절차 지향프로그래밍</text:p>
          </table:table-cell>
          <table:table-cell table:style-name="표1.A1" office:value-type="string">
            <text:p text:style-name="Table_20_Contents">절차지향 프로그래밍은 순차적으로 한줄씩 처리하는 프로그래밍을 말한다. 예를 들어 어떤 물건을 만들때 과정을 순서대로 하지않으면 만들 수 없는것처럼 절차지향 프로그래밍도 순차적으로 처리하는 프로그래밍이다.</text:p>
          </table:table-cell>
        </table:table-row>
        <table:table-row>
          <table:table-cell table:style-name="표1.A1" office:value-type="string">
            <text:p text:style-name="Table_20_Contents">객체 지향 프로그래밍</text:p>
          </table:table-cell>
          <table:table-cell table:style-name="표1.A1" office:value-type="string">
            <text:p text:style-name="Table_20_Contents">관계 있는 데이터와 함수를 하나로 묶어서 선언하는 클래스라는 개념을 도입했다. 예를 들어 볼륨이라는 객체 내에서 소리 증가, 소리감소와 같은 기능을 담을 수 있고, 볼륨조절을 하면 객체 내부의 기능 소리 증가,감소를 이용할 수 있는 것과 같다. </text:p>
          </table:table-cell>
        </table:table-row>
        <table:table-row>
          <table:table-cell table:style-name="표1.A1" office:value-type="string">
            <text:p text:style-name="P6">인터프린터방식과 러컴파일</text:p>
          </table:table-cell>
          <table:table-cell table:style-name="표1.A1" office:value-type="string">
            <text:p text:style-name="P6">파이썬은 인터프린터 방식이다. 코드를 실행할때 한줄씩 실행할 수 있는 방식이며, 반대로 컴파일러는 작성한 코드를 실행할 때 모든 코드를 실행해야하는 방식이다.</text:p>
          </table:table-cell>
        </table:table-row>
        <table:table-row>
          <table:table-cell table:style-name="표1.A1" office:value-type="string">
            <text:p text:style-name="Table_20_Contents">변수</text:p>
          </table:table-cell>
          <table:table-cell table:style-name="표1.A1" office:value-type="string">
            <text:p text:style-name="Table_20_Contents">사람 세계에 용어를 컴퓨터로 가져온 것이다. 데이터를 저장할 수 있는 메모리 공간에 붙어진 이름으로 컴퓨터 세계에서 저장공간을 말한다.</text:p>
          </table:table-cell>
        </table:table-row>
        <table:table-row>
          <table:table-cell table:style-name="표1.A1" office:value-type="string">
            <text:p text:style-name="Table_20_Contents">스코프</text:p>
          </table:table-cell>
          <table:table-cell table:style-name="표1.A1" office:value-type="string">
            <text:p text:style-name="Table_20_Contents">스코프는 변수가 접근 가능한 범위를 나타내며, 변수의 선언위치에 따라 전역 스코프와 지역 스코프가 있다. 선언된 함수 내에만 접근 가능한 지역변수의 스코프는 함수 내부가 되고, 전역변수의 스코프는 함수 내부 외부 모두가 된다.</text:p>
          </table:table-cell>
        </table:table-row>
        <table:table-row>
          <table:table-cell table:style-name="표1.A1" office:value-type="string">
            <text:p text:style-name="Table_20_Contents">데이터 타입</text:p>
          </table:table-cell>
          <table:table-cell table:style-name="표1.A1" office:value-type="string">
            <text:p text:style-name="P22">데이터 타입은 숫자와 문자로 나눠지고 숫자는 실수와 정수로 나눠진다. 정수는 <text:s/>int, 실수는 float, 문자열은 string이다. </text:p>
          </table:table-cell>
        </table:table-row>
        <table:table-row>
          <table:table-cell table:style-name="표1.A1" office:value-type="string">
            <text:p text:style-name="P5"><text:s/>lmmutable </text:p>
          </table:table-cell>
          <table:table-cell table:style-name="표1.A1" office:value-type="string">
            <text:p text:style-name="Table_20_Contents">변경이 불가능한 객체로 <text:s/>문자열과 수치값 , 튜플이 있다. 수치형 변수 <text:span text:style-name="T11">x=1일 때 바뀌기 </text:span><text:soft-page-break/><text:span text:style-name="T11">위해 x=3을 다시 입력하면 변경이 되지않고 새로운 정수 객체가 생성된다.</text:span></text:p>
          </table:table-cell>
        </table:table-row>
        <table:table-row>
          <table:table-cell table:style-name="표1.A1" office:value-type="string">
            <text:p text:style-name="Table_20_Contents">mutabl<text:span text:style-name="T11">e</text:span></text:p>
          </table:table-cell>
          <table:table-cell table:style-name="표1.A1" office:value-type="string">
            <text:p text:style-name="Table_20_Contents">변경가능한 객체로 <text:span text:style-name="T11">list, dictionary, set </text:span>이 있다. 예를 들어 <text:s/>리스트를 다른 함수로 넘기고, 그것을 수정하였을 때 원본도 바뀐다.</text:p>
          </table:table-cell>
        </table:table-row>
        <table:table-row>
          <table:table-cell table:style-name="표1.A1" office:value-type="string">
            <text:p text:style-name="Table_20_Contents">shall<text:span text:style-name="T11">ow</text:span> copy </text:p>
          </table:table-cell>
          <table:table-cell table:style-name="표1.A1" office:value-type="string">
            <text:p text:style-name="Table_20_Contents"><text:s/>얕은 복사는 변데이터가 저장한 메모리 주소값을 복사하는 것을 말한다. </text:p>
          </table:table-cell>
        </table:table-row>
        <table:table-row>
          <table:table-cell table:style-name="표1.A1" office:value-type="string">
            <text:p text:style-name="P9">Deep copy</text:p>
          </table:table-cell>
          <table:table-cell table:style-name="표1.A1" office:value-type="string">
            <text:p text:style-name="Table_20_Contents"><text:s/>딥 카피는 새로운 메모리 공간을 확보항 완전히 복사하는 것을 의미한다. </text:p>
          </table:table-cell>
        </table:table-row>
        <table:table-row>
          <table:table-cell table:style-name="표1.A1" office:value-type="string">
            <text:p text:style-name="P8">lambda</text:p>
          </table:table-cell>
          <table:table-cell table:style-name="표1.A1" office:value-type="string">
            <text:p text:style-name="P8">람다함수는 간단하게 변수와 표현식으로 함수를 만들 수 있다. <text:s/>익명함수이므로 함수의 이름 없이 사용가능하다.</text:p>
          </table:table-cell>
        </table:table-row>
        <table:table-row>
          <table:table-cell table:style-name="표1.A1" office:value-type="string">
            <text:p text:style-name="Table_20_Contents">모듈</text:p>
          </table:table-cell>
          <table:table-cell table:style-name="표1.A1" office:value-type="string">
            <text:p text:style-name="Table_20_Contents">모듈은 클래스나 함수 등을 모아둔 파일이고, <text:span text:style-name="T10">import를 통해 불러와서 사용할 수 있다.</text:span></text:p>
          </table:table-cell>
        </table:table-row>
        <table:table-row>
          <table:table-cell table:style-name="표1.A1" office:value-type="string">
            <text:p text:style-name="Table_20_Contents">지역변수</text:p>
          </table:table-cell>
          <table:table-cell table:style-name="표1.B53" office:value-type="string">
            <text:p text:style-name="Standard"><text:s/>함수 내에서 선언된 변수를 지역변수라고 하고, 함수 밖에서 쓰고 싶다면 따로 <text:span text:style-name="T7">global 함수를 통해 전역변수로 바꿔 사용해야한다.</text:span></text:p>
          </table:table-cell>
        </table:table-row>
        <table:table-row>
          <table:table-cell table:style-name="표1.A1" office:value-type="string">
            <text:p text:style-name="Table_20_Contents">전역변수</text:p>
          </table:table-cell>
          <table:table-cell table:style-name="표1.B54" office:value-type="string">
            <text:p text:style-name="Standard">함수 내외부로 상관없이 어디서든 쓸 수 있는 변수이다.</text:p>
          </table:table-cell>
        </table:table-row>
        <table:table-row>
          <table:table-cell table:style-name="표1.A1" office:value-type="string">
            <text:p text:style-name="P7">Operator</text:p>
          </table:table-cell>
          <table:table-cell table:style-name="표1.B60" office:value-type="string">
            <text:p text:style-name="P12">Arithmetic Operator(산술연산자)는 사칙연산과 몫, 나머지, 제곱 등 산술을 담당하는 기호를 말한다.</text:p>
            <text:p text:style-name="P12">Relational Operator(관계연산자)는 &lt;,&gt;,== <text:s/>등을 통해 값을 비교하는 연산자이다.</text:p>
            <text:p text:style-name="P12">Logical Operator(논리연산자)는 <text:span text:style-name="T8">and , or , not 을 통해 논리연산을 담당하는 연산자이다. </text:span></text:p>
            <text:p text:style-name="P12">assignment Operator(대입연산자)는 오른쪽 수식을 왼쪽에 대입하는 기능이다.</text:p>
          </table:table-cell>
        </table:table-row>
        <table:table-row>
          <table:table-cell table:style-name="표1.A1" office:value-type="string">
            <text:p text:style-name="P7">Control Statement(제어문)</text:p>
          </table:table-cell>
          <table:table-cell table:style-name="표1.B60" office:value-type="string">
            <text:p text:style-name="P14">조건문은 조건을 통해 참과 거짓으로 실행할 문장을 나누는 제어문이다. <text:span text:style-name="T8">if</text:span>식이 참이면 실행할 문장을 처리하고,<text:span text:style-name="T8"> <text:s/>elif을 통해 다른 조건이 해당되면 해당 문장을 실행하고, <text:s/>if와 elif도 아니라면 else에 기입해둔 문장을 처리한다.</text:span></text:p>
            <text:p text:style-name="P13">반복문은 <text:span text:style-name="T8">for문과 while이 존재한다. 같은 명령을 n번 실행해야할때 코드를 n번 치기 보다는 반복문을 이용하여 처리할 수 있다. <text:s/>for문은 for 변수 in 시퀸스 <text:s/>형식으로 하고, while문은 조건식이 참인 동안 계속해서 반복한다.</text:span></text:p>
            <text:p text:style-name="P13">분기문 <text:span text:style-name="T9">break / continue, return으로 빠져나가거나 계속 진행하거나 되돌아갈 수 있는 것이다.</text:span></text:p>
          </table:table-cell>
        </table:table-row>
        <table:table-row>
          <table:table-cell table:style-name="표1.A1" office:value-type="string">
            <text:p text:style-name="Table_20_Contents">데이터 구조</text:p>
          </table:table-cell>
          <table:table-cell table:style-name="표1.B60" office:value-type="string">
            <text:p text:style-name="P12">List는 여러 개의 데이터가 저장되어 있는 장소이다. []안에 쉼표로 구분해서 정보를 적어서 사용할 수 있다. </text:p>
            <text:p text:style-name="P12">Tuple은 여러 개의 요소들을 순서대로 저장하는 데이터 타입이며, 리스트와 비슷하지만 변경할 수 없다.</text:p>
            <text:p text:style-name="P12">Dictionary는 <text:span text:style-name="T10">key값과 value 값을 쌍으로 데이터를 저장하는 데이터 타입이다. </text:span></text:p>
            <text:p text:style-name="P12">String</text:p>
          </table:table-cell>
        </table:table-row>
        <table:table-row>
          <table:table-cell table:style-name="표1.A1" office:value-type="string">
            <text:p text:style-name="P7">List comprehension</text:p>
          </table:table-cell>
          <table:table-cell table:style-name="표1.B60" office:value-type="string">
            <text:p text:style-name="Standard">기존 리스트형을 사용하여 간단하게 새로운 리스트를 만드는 방법이다. </text:p>
          </table:table-cell>
        </table:table-row>
        <table:table-row>
          <table:table-cell table:style-name="표1.A1" office:value-type="string">
            <text:p text:style-name="P7">스택</text:p>
          </table:table-cell>
          <table:table-cell table:style-name="표1.B60" office:value-type="string">
            <text:p text:style-name="Standard">스택은 마지막에 들어간 것이 첫번째로 나오는 구조를 말한다. 통안에 물건을 넣는다면 꺼낼 때는 역순으로 마지막에 넣은 것부터 나온다. 리스트가 있을 때 해당변수.<text:span text:style-name="T7">pop()을 계속 실행하면 마지막값에서 처음값으로 <text:s/>순서대로 출력된다.</text:span></text:p>
          </table:table-cell>
        </table:table-row>
        <table:table-row>
          <table:table-cell table:style-name="표1.A1" office:value-type="string">
            <text:p text:style-name="Table_20_Contents">큐</text:p>
          </table:table-cell>
          <table:table-cell table:style-name="표1.B60" office:value-type="string">
            <text:p text:style-name="Standard">퍼스트 인 퍼스트 아웃으로 먼저 입력되었던 값이 먼저 출력되는 것을 말한다. 해당변수.<text:span text:style-name="T7">Pop(0) 을 하면 맨앞의 입력값이 출력된다.</text:span></text:p>
          </table:table-cell>
        </table:table-row>
        <table:table-row>
          <table:table-cell table:style-name="표1.A1" office:value-type="string">
            <text:p text:style-name="Table_20_Contents">집합</text:p>
          </table:table-cell>
          <table:table-cell table:style-name="표1.B61" office:value-type="string">
            <text:p text:style-name="Standard">집합형태의 값은 순서없이 저장되며, 중복을 허가하지 않는다.</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ulim" svg:font-family="Gulim"/>
    <style:font-face style:name="Lohit Devanagari1" svg:font-family="'Lohit Devanagari'"/>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9T22:10:11.905685954</meta:creation-date>
    <dc:date>2023-07-20T00:55:23.791022292</dc:date>
    <meta:editing-duration>PT52M10S</meta:editing-duration>
    <meta:editing-cycles>10</meta:editing-cycles>
    <meta:generator>LibreOffice/6.0.7.3$Linux_X86_64 LibreOffice_project/00m0$Build-3</meta:generator>
    <meta:document-statistic meta:table-count="1" meta:image-count="0" meta:object-count="0" meta:page-count="7" meta:paragraph-count="132" meta:word-count="5884" meta:character-count="8547" meta:non-whitespace-character-count="6795"/>
  </office:meta>
</office:document-meta>
</file>